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4C000000B573ECD9A0.eps" manifest:media-type=""/>
  <manifest:file-entry manifest:full-path="Pictures/2000000200000297000001E32F1D75F0.eps" manifest:media-type=""/>
  <manifest:file-entry manifest:full-path="Pictures/" manifest:media-type="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" manifest:media-type="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55cm" svg:height="3.301cm" svg:x="1.412cm" svg:y="0.246cm">
          <draw:image xlink:href="Pictures/200000020000014C000000B573ECD9A0.eps" xlink:type="simple" xlink:show="embed" xlink:actuate="onLoad">
            <text:p/>
          </draw:image>
        </draw:frame>
        <draw:frame draw:style-name="gr2" draw:text-style-name="P3" draw:layer="layout" svg:width="1.819cm" svg:height="0.696cm" svg:x="5.526cm" svg:y="1.78cm">
          <draw:text-box>
            <text:p text:style-name="P2"><text:span text:style-name="T1">داخلی حاصل</text:span></text:p>
          </draw:text-box>
        </draw:frame>
        <draw:frame draw:style-name="gr2" draw:text-style-name="P3" draw:layer="layout" svg:width="1.92cm" svg:height="0.696cm" svg:x="1.447cm" svg:y="1.757cm">
          <draw:text-box>
            <text:p text:style-name="P2"><text:span text:style-name="T1">خارجی حاصل</text:span></text:p>
          </draw:text-box>
        </draw:frame>
        <draw:frame draw:style-name="gr2" draw:text-style-name="P3" draw:layer="layout" svg:width="1.171cm" svg:height="0.696cm" svg:x="4.12cm" svg:y="2.839cm">
          <draw:text-box>
            <text:p text:style-name="P2"><text:span text:style-name="T1">مجموعہ</text:span></text:p>
          </draw:text-box>
        </draw:frame>
        <draw:frame draw:style-name="gr2" draw:text-style-name="P3" draw:layer="layout" svg:width="1.23cm" svg:height="0.696cm" svg:x="3.861cm" svg:y="1.743cm">
          <draw:text-box>
            <text:p text:style-name="P2"><text:span text:style-name="T1">جمع کار</text:span></text:p>
          </draw:text-box>
        </draw:frame>
        <draw:frame draw:style-name="gr2" draw:text-style-name="P3" draw:layer="layout" svg:width="1.586cm" svg:height="0.696cm" svg:x="3.578cm" svg:y="0.579cm">
          <draw:text-box>
            <text:p text:style-name="P2"><text:span text:style-name="T1">داخلی مواد</text:span></text:p>
          </draw:text-box>
        </draw:frame>
      </draw:page>
      <draw:page draw:name="page2" draw:style-name="dp1" draw:master-page-name="Default">
        <draw:frame draw:style-name="gr1" draw:text-style-name="P1" draw:layer="layout" svg:width="8.018cm" svg:height="5.841cm" svg:x="0.42cm" svg:y="0.241cm">
          <draw:image xlink:href="Pictures/2000000200000297000001E32F1D75F0.eps" xlink:type="simple" xlink:show="embed" xlink:actuate="onLoad">
            <text:p/>
          </draw:image>
        </draw:frame>
        <draw:frame draw:style-name="gr3" draw:layer="layout" svg:width="0.456cm" svg:height="0.388cm" svg:x="0.613cm" svg:y="0.29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452cm" svg:height="0.388cm" svg:x="0.615cm" svg:y="0.6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456cm" svg:height="0.388cm" svg:x="0.613cm" svg:y="1.11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0.452cm" svg:height="0.388cm" svg:x="0.615cm" svg:y="1.47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0.456cm" svg:height="0.388cm" svg:x="0.613cm" svg:y="2.0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0.452cm" svg:height="0.388cm" svg:x="0.615cm" svg:y="2.3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0.456cm" svg:height="0.388cm" svg:x="0.613cm" svg:y="3.5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0.452cm" svg:height="0.388cm" svg:x="0.615cm" svg:y="3.8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0.456cm" svg:height="0.388cm" svg:x="0.613cm" svg:y="4.33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0.452cm" svg:height="0.388cm" svg:x="0.615cm" svg:y="4.69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456cm" svg:height="0.388cm" svg:x="0.613cm" svg:y="5.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0.452cm" svg:height="0.388cm" svg:x="0.615cm" svg:y="5.60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5" draw:layer="layout" svg:width="4.765cm" svg:height="1.586cm" svg:x="3.768cm" svg:y="2.306cm">
          <draw:text-box>
            <text:p text:style-name="P4"><text:span text:style-name="T2">ضرب۔جمع دور بنا کر اس میں تمام گیٹوں</text:span></text:p>
            <text:p text:style-name="P4"><text:span text:style-name="T2">کی جگہ نفی۔ضرب گیٹ نسب کرنے سے</text:span><text:span text:style-name="T2"> <text:s/></text:span></text:p>
            <text:p text:style-name="P4"><text:span text:style-name="T2">نفی۔ضرب۔۔نفی۔ضرب دور حاصل ہوتا ہے</text:span></text:p>
          </draw:text-box>
          <draw:glue-point draw:id="4" svg:x="2.252cm" svg:y="-2.848cm"/>
          <draw:glue-point draw:id="5" svg:x="-3.673cm" svg:y="-0.806cm"/>
        </draw:frame>
        <draw:frame draw:style-name="gr3" draw:layer="layout" svg:width="2.965cm" svg:height="0.388cm" svg:x="4.46cm" svg:y="4.59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2.965cm" svg:height="0.388cm" svg:x="4.475cm" svg:y="1.34cm"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6:54:28</dc:date>
    <dc:creator>kkk </dc:creator>
    <meta:editing-duration>PT19H34M24S</meta:editing-duration>
    <meta:editing-cycles>87</meta:editing-cycles>
    <meta:generator>LibreOffice/3.3$Linux LibreOffice_project/330m19$Build-401</meta:generator>
    <meta:document-statistic meta:object-count="22"/>
  </office:meta>
</office:document-meta>
</file>

<file path=Object 14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5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6/content.xml><?xml version="1.0" encoding="utf-8"?>
<math xmlns="http://www.w3.org/1998/Math/MathML">
  <semantics>
    <mi>A</mi>
    <annotation encoding="StarMath 5.0">A</annotation>
  </semantics>
</math>
</file>

<file path=Object 17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8/content.xml><?xml version="1.0" encoding="utf-8"?>
<math xmlns="http://www.w3.org/1998/Math/MathML">
  <semantics>
    <mi>A</mi>
    <annotation encoding="StarMath 5.0">A</annotation>
  </semantics>
</math>
</file>

<file path=Object 19/content.xml><?xml version="1.0" encoding="utf-8"?>
<math xmlns="http://www.w3.org/1998/Math/MathML">
  <semantics>
    <mi>B</mi>
    <annotation encoding="StarMath 5.0">B</annotation>
  </semantics>
</math>
</file>

<file path=Object 20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1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2/content.xml><?xml version="1.0" encoding="utf-8"?>
<math xmlns="http://www.w3.org/1998/Math/MathML">
  <semantics>
    <mi>A</mi>
    <annotation encoding="StarMath 5.0">A</annotation>
  </semantics>
</math>
</file>

<file path=Object 23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4/content.xml><?xml version="1.0" encoding="utf-8"?>
<math xmlns="http://www.w3.org/1998/Math/MathML">
  <semantics>
    <mi>A</mi>
    <annotation encoding="StarMath 5.0">A</annotation>
  </semantics>
</math>
</file>

<file path=Object 25/content.xml><?xml version="1.0" encoding="utf-8"?>
<math xmlns="http://www.w3.org/1998/Math/MathML">
  <semantics>
    <mi>B</mi>
    <annotation encoding="StarMath 5.0">B</annotation>
  </semantics>
</math>
</file>

<file path=Object 26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27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